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855cm" fo:text-indent="0cm" style:auto-text-indent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Nimbus Sans L"/>
    </style:style>
    <style:style style:name="T2" style:family="text">
      <style:text-properties fo:color="#800000" fo:background-color="#ffffff"/>
    </style:style>
    <style:style style:name="T3" style:family="text">
      <style:text-properties fo:color="#ff0000"/>
    </style:style>
    <style:style style:name="T4" style:family="text">
      <style:text-properties fo:color="#ff0000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ackage : Lelesys.Captch<text:tab/>a</text:h>
      <text:p text:style-name="P1"/>
      <text:h text:style-name="Heading_20_2" text:outline-level="2"><text:tab/> <text:span text:style-name="T3">#Add this in Your Action</text:span></text:h>
      <text:p text:style-name="Standard"><text:bookmark-start text:name="__DdeLink__59_1753417577"/><text:bookmark-start text:name="__DdeLink__144_1317541742"/><text:tab/> <text:s/>@Flow\Validate(type="\Lelesys\Captcha\Validators\CaptchaValidator", value="$captcha")</text:p>
      <text:p text:style-name="Standard"><text:tab/> @Flow\Validate(type="NotEmpty", value="$captcha")<text:bookmark-end text:name="__DdeLink__144_1317541742"/></text:p>
      <text:p text:style-name="Standard"><text:tab/> <text:s/><text:bookmark-start text:name="__DdeLink__137_400929559"/>@param string $captcha<text:bookmark-end text:name="__DdeLink__59_1753417577"/><text:bookmark-end text:name="__DdeLink__137_400929559"/></text:p>
      <text:p text:style-name="Standard"/>
      <text:p text:style-name="Standard"><text:tab/> <text:s/>Add "$captcha" as params in atction function</text:p>
      <text:p text:style-name="Standard"/>
      <text:p text:style-name="Standard"/>
      <text:p text:style-name="Standard"><text:s text:c="4"/><text:span text:style-name="T4">#F</text:span><text:span text:style-name="T3">or Example....</text:span></text:p>
      <text:p text:style-name="Standard"><text:tab/> /** </text:p>
      <text:p text:style-name="Standard"><text:tab/> * Adds the given new product object to the product repository </text:p>
      <text:p text:style-name="Standard"><text:bookmark-start text:name="__DdeLink__131_400929559"/><text:tab/> * @Flow\Validate(type="\Lelesys\Captcha\Validators\CaptchaValidator", value="$captcha") </text:p>
      <text:p text:style-name="Standard"><text:tab/> * @Flow\Validate(type="NotEmpty", value="$captcha") <text:bookmark-end text:name="__DdeLink__131_400929559"/></text:p>
      <text:p text:style-name="Standard"><text:tab/> * @param \Lelesys\ProductStore\Domain\Model\Product $newProduct A new product to add </text:p>
      <text:p text:style-name="Standard"><text:tab/> * <text:bookmark-start text:name="__DdeLink__148_1317541742"/>@param string $captcha <text:bookmark-end text:name="__DdeLink__148_1317541742"/></text:p>
      <text:p text:style-name="Standard"><text:tab/> * @return void </text:p>
      <text:p text:style-name="Standard"><text:tab/> */ </text:p>
      <text:p text:style-name="Standard"><text:tab/>public function createAction(Product $newProduct,<text:bookmark-start text:name="__DdeLink__133_400929559"/><text:span text:style-name="T3"> $captcha</text:span><text:bookmark-end text:name="__DdeLink__133_400929559"/>) { </text:p>
      <text:p text:style-name="P2"><text:tab/><text:tab/>...........................</text:p>
      <text:p text:style-name="Standard"><text:tab/>}</text:p>
      <text:p text:style-name="Standard"/>
      <text:p text:style-name="Standard"><text:s text:c="3"/><text:span text:style-name="T2">#For setting height, width and backgroundColor checkout Setting.yml file</text:span></text:p>
      <text:p text:style-name="Standard"/>
      <text:p text:style-name="Standard"><text:tab/><text:span text:style-name="T3"> # Add this name space in Your fluid Template :</text:span></text:p>
      <text:p text:style-name="Standard"><text:bookmark-start text:name="__DdeLink__127_400929559"/><text:bookmark-start text:name="__DdeLink__124_400929559"/><text:bookmark-start text:name="__DdeLink__121_400929559"/><text:tab/><text:bookmark-start text:name="__DdeLink__61_1753417577"/> <text:bookmark-start text:name="__DdeLink__195_1114157775"/><text:bookmark-start text:name="__DdeLink__190_1114157775"/>{namespace captcha =Lelesys\Captcha\ViewHelpers}<text:bookmark-end text:name="__DdeLink__127_400929559"/><text:bookmark-end text:name="__DdeLink__124_400929559"/><text:bookmark-end text:name="__DdeLink__121_400929559"/><text:bookmark-end text:name="__DdeLink__61_1753417577"/><text:bookmark-end text:name="__DdeLink__195_1114157775"/><text:bookmark-end text:name="__DdeLink__190_1114157775"/></text:p>
      <text:p text:style-name="Standard"/>
      <text:p text:style-name="Standard"><text:tab/> <text:span text:style-name="T3"># Add Following Tag in Your fluid Template:</text:span></text:p>
      <text:p text:style-name="Standard"><text:tab/><text:bookmark-start text:name="__DdeLink__193_1114157775"/><text:bookmark-start text:name="__DdeLink__65_1753417577"/><text:bookmark-start text:name="__DdeLink__63_1753417577"/> <text:bookmark-start text:name="__DdeLink__129_400929559"/>&lt;captcha:captcha&gt;&lt;/captcha:captcha&gt;<text:bookmark-end text:name="__DdeLink__193_1114157775"/><text:bookmark-end text:name="__DdeLink__65_1753417577"/><text:bookmark-end text:name="__DdeLink__63_1753417577"/><text:bookmark-end text:name="__DdeLink__129_400929559"/></text:p>
      <text:p text:style-name="Standard"/>
      <text:p text:style-name="Standard"><text:tab/><text:span text:style-name="T3">#For validate message for empty captcha field(Add this code in to your template file).</text:span></text:p>
      <text:p text:style-name="Standard"><text:bookmark-start text:name="__DdeLink__135_400929559"/><text:bookmark-start text:name="__DdeLink__146_1317541742"/><text:s text:c="6"/><text:tab/> &lt;f:form.validationResults for="{captcha}"&gt; </text:p>
      <text:p text:style-name="Standard"><text:tab/> <text:s text:c="3"/>&lt;f:if condition="{validationResults.flattenedErrors}"&gt; </text:p>
      <text:p text:style-name="Standard"><text:tab/> <text:s text:c="6"/>&lt;ul class="errors"&gt; </text:p>
      <text:p text:style-name="Standard"><text:tab/> <text:s text:c="8"/>&lt;f:for each="{validationResults.flattenedErrors}" key="propertyPath" as="errors"&gt; </text:p>
      <text:p text:style-name="Standard"><text:tab/><text:tab/>&lt;li&gt;{propertyPath} </text:p>
      <text:p text:style-name="Standard"><text:tab/><text:tab/><text:tab/>&lt;ul&gt; </text:p>
      <text:p text:style-name="Standard"><text:tab/><text:tab/><text:tab/><text:tab/><text:span text:style-name="T1">&lt;li&gt;</text:span>&lt;f:for each="{errors}" as="error"&gt;{error}&lt;/f:for&gt; &lt;/li&gt;</text:p>
      <text:p text:style-name="Standard"><text:tab/><text:tab/><text:tab/>&lt;/ul&gt; </text:p>
      <text:p text:style-name="Standard"><text:tab/><text:tab/>&lt;/li&gt; </text:p>
      <text:p text:style-name="Standard"><text:tab/> <text:s text:c="3"/>&lt;/f:for&gt; </text:p>
      <text:p text:style-name="Standard"><text:tab/> &lt;/ul&gt; </text:p>
      <text:p text:style-name="Standard"><text:s text:c="10"/>&lt;/f:if&gt; </text:p>
      <text:p text:style-name="Standard"><text:s text:c="7"/>&lt;/f:form.validationResults&gt;</text:p>
      <text:p text:style-name="Standard"/>
      <text:p text:style-name="Standard"/>
      <text:p text:style-name="Standard"/>
      <text:p text:style-name="Standard"><text:bookmark-end text:name="__DdeLink__135_400929559"/><text:bookmark-end text:name="__DdeLink__146_1317541742"/></text:p>
      <text:p text:style-name="Standard"><text:soft-page-break/>If You use in neos <text:s/>then Add this in to your main route file if not exist.</text:p>
      <text:p text:style-name="Standard"/>
      <text:p text:style-name="Standard">##</text:p>
      <text:p text:style-name="Standard"># Flow subroutes</text:p>
      <text:p text:style-name="Standard">#</text:p>
      <text:p text:style-name="Standard"/>
      <text:p text:style-name="Standard">-</text:p>
      <text:p text:style-name="Standard"><text:s text:c="2"/>name: 'Flow'</text:p>
      <text:p text:style-name="Standard"><text:s text:c="2"/>uriPattern: '&lt;FlowSubroutes&gt;'</text:p>
      <text:p text:style-name="Standard"><text:s text:c="2"/>defaults:</text:p>
      <text:p text:style-name="Standard"><text:s text:c="4"/>'@format': 'html'</text:p>
      <text:p text:style-name="Standard"><text:s text:c="2"/>subRoutes:</text:p>
      <text:p text:style-name="Standard"><text:s text:c="4"/>FlowSubroutes:</text:p>
      <text:p text:style-name="Standard"><text:s text:c="6"/>package: TYPO3.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3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nyaneshwar Desai</meta:initial-creator>
    <meta:creation-date>2012-09-15T12:41:47</meta:creation-date>
    <dc:date>2013-05-11T13:17:04</dc:date>
    <dc:creator>Dnyaneshwar Desai</dc:creator>
    <meta:editing-duration>PT1H10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2" meta:paragraph-count="49" meta:word-count="169" meta:character-count="1709" meta:non-whitespace-character-count="1428"/>
  </office:meta>
</office:document-meta>
</file>